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d4d9" officeooo:paragraph-rsid="001bd4d9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text-properties officeooo:rsid="001bd4d9" officeooo:paragraph-rsid="001d89ac"/>
    </style:style>
    <style:style style:name="P4" style:family="paragraph" style:parent-style-name="Standard" style:master-page-name="Standard">
      <style:paragraph-properties style:page-number="auto"/>
      <style:text-properties officeooo:rsid="001dba25" officeooo:paragraph-rsid="001dba25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</style:style>
    <style:style style:name="T1" style:family="text">
      <style:text-properties fo:font-size="10pt"/>
    </style:style>
    <style:style style:name="T2" style:family="text">
      <style:text-properties fo:font-size="7pt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round" draw:fill="none" draw:textarea-horizontal-align="center" draw:textarea-vertical-align="top" style:run-through="background"/>
    </style:style>
    <style:style style:name="gr4" style:family="graphic">
      <style:graphic-properties draw:stroke="none" svg:stroke-width="0cm" draw:fill="solid" draw:fill-color="#ffffff" draw:textarea-vertical-align="top" fo:min-height="0cm" fo:min-width="0cm" fo:padding-top="0.127cm" fo:padding-bottom="0.127cm" fo:padding-left="0.254cm" fo:padding-right="0.254cm" style:run-through="background"/>
    </style:style>
    <style:style style:name="gr5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  <style:style style:name="gr6" style:family="graphic">
      <style:graphic-properties style:run-through="background"/>
    </style:style>
    <style:style style:name="gr7" style:family="graphic">
      <style:graphic-properties draw:stroke="none" svg:stroke-width="0cm" draw:fill="solid" draw:fill-color="#ffffff" draw:textarea-vertical-align="top" fo:min-height="0cm" fo:min-width="0cm" fo:padding-top="0.131cm" fo:padding-bottom="0.03cm" fo:padding-left="0.254cm" fo:padding-right="0.254cm" style:run-through="background"/>
    </style:style>
    <style:style style:name="gr8" style:family="graphic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g text:anchor-type="char" draw:z-index="2" draw:style-name="gr2"><draw:rect draw:style-name="gr3" draw:text-style-name="P6" svg:width="7.488cm" svg:height="11.724cm" svg:x="3.715cm" svg:y="-0.22cm"><text:p/></draw:rect><draw:custom-shape draw:style-name="gr4" draw:text-style-name="P5" svg:width="3.343cm" svg:height="0.731cm" svg:x="5.512cm" svg:y="11.547cm"><text:p text:style-name="P7">Tela 1 - Tela Inicial</text:p><draw:enhanced-geometry svg:viewBox="0 0 21600 21600" draw:type="mso-spt202" draw:enhanced-path="M 0 0 L 21600 0 21600 21600 0 21600 0 0 Z N"/></draw:custom-shape></draw:g>Constraints OK</text:p>
      <text:p text:style-name="Standard"/>
      <text:p text:style-name="Standard"/>
      <text:p text:style-name="Standard"><draw:g text:anchor-type="char" draw:z-index="3" draw:style-name="gr2"><draw:rect draw:style-name="gr5" draw:text-style-name="P5" svg:width="5.716cm" svg:height="0.953cm" svg:x="4.62cm" svg:y="0.152cm" draw:corner-radius="0.079cm"><text:p/></draw:rect><draw:custom-shape draw:style-name="gr4" draw:text-style-name="P5" svg:width="4.486cm" svg:height="0.731cm" svg:x="4.967cm" svg:y="0.284cm"><text:p text:style-name="P7">REGISTRAR NUMERAÇÃO</text:p><draw:enhanced-geometry draw:type="0"/></draw:custom-shape><draw:rect draw:style-name="gr5" draw:text-style-name="P5" svg:width="5.716cm" svg:height="0.953cm" svg:x="4.62cm" svg:y="1.29cm" draw:corner-radius="0.079cm"><text:p/></draw:rect><draw:custom-shape draw:style-name="gr4" draw:text-style-name="P5" svg:width="4.098cm" svg:height="0.731cm" svg:x="5.162cm" svg:y="1.422cm"><text:p text:style-name="P7">MAIOR CONSUMO DIA</text:p><draw:enhanced-geometry draw:type="0"/></draw:custom-shape><draw:rect draw:style-name="gr5" draw:text-style-name="P5" svg:width="5.716cm" svg:height="0.953cm" svg:x="4.62cm" svg:y="2.401cm" draw:corner-radius="0.079cm"><text:p/></draw:rect><draw:custom-shape draw:style-name="gr4" draw:text-style-name="P5" svg:width="4.936cm" svg:height="0.731cm" svg:x="4.742cm" svg:y="2.533cm"><text:p text:style-name="P7">MAIOR CONSUMO SEMANA</text:p><draw:enhanced-geometry draw:type="0"/></draw:custom-shape><draw:rect draw:style-name="gr5" draw:text-style-name="P5" svg:width="5.716cm" svg:height="0.953cm" svg:x="4.62cm" svg:y="4.65cm" draw:corner-radius="0.079cm"><text:p/></draw:rect><draw:custom-shape draw:style-name="gr4" draw:text-style-name="P5" svg:width="2.795cm" svg:height="0.731cm" svg:x="5.812cm" svg:y="4.782cm"><text:p text:style-name="P7">GASTO MÉDIO</text:p><draw:enhanced-geometry draw:type="0"/></draw:custom-shape></draw:g></text:p>
      <text:p text:style-name="Standard"/>
      <text:p text:style-name="Standard"/>
      <text:p text:style-name="Standard"/>
      <text:p text:style-name="Standard"/>
      <text:p text:style-name="Standard"><draw:rect text:anchor-type="char" draw:z-index="0" draw:style-name="gr1" draw:text-style-name="P5" svg:width="5.716cm" svg:height="0.953cm" svg:x="4.62cm" svg:y="-0.974cm" draw:corner-radius="0.079cm"><text:p/></draw:rect><draw:frame draw:style-name="fr1" draw:name="Frame1" text:anchor-type="char" svg:x="4.911cm" svg:y="-0.843cm" svg:width="5.106cm" svg:height="0.661cm" draw:z-index="1"><draw:text-box><text:p text:style-name="P2">MAIOR CONSUMO MÊS</text:p></draw:text-box></draw:frame></text:p>
      <text:p text:style-name="Standard"/>
      <text:p text:style-name="Standard"/>
      <text:p text:style-name="Standard"/>
      <text:p text:style-name="Standard"/>
      <text:p text:style-name="Standard"><draw:g text:anchor-type="char" draw:z-index="4" draw:style-name="gr2"><draw:g draw:style-name="gr6"><draw:g draw:style-name="gr6"><draw:rect draw:style-name="gr3" draw:text-style-name="P6" svg:width="7.488cm" svg:height="11.724cm" svg:x="3.715cm" svg:y="0.861cm"><text:p/></draw:rect><draw:custom-shape draw:style-name="gr4" draw:text-style-name="P5" svg:width="5.663cm" svg:height="0.731cm" svg:x="4.352cm" svg:y="12.63cm"><text:p text:style-name="P7">Tela 2 <text:span text:style-name="T1">- Inserir Numeração Medidor</text:span></text:p><draw:enhanced-geometry draw:type="0"/></draw:custom-shape></draw:g><draw:custom-shape draw:style-name="gr4" draw:text-style-name="P5" svg:width="5.266cm" svg:height="0.731cm" svg:x="4.563cm" svg:y="1.12cm"><text:p text:style-name="P7">Registrar Numeração Medidor</text:p><draw:enhanced-geometry draw:type="0"/></draw:custom-shape></draw:g><draw:g draw:style-name="gr6"><draw:rect draw:style-name="gr5" draw:text-style-name="P5" svg:width="1.959cm" svg:height="0.9cm" svg:x="6.472cm" svg:y="11.312cm" draw:corner-radius="0.076cm"><text:p/></draw:rect><draw:custom-shape draw:style-name="gr7" draw:text-style-name="P8" svg:width="1.44cm" svg:height="0.593cm" svg:x="6.49cm" svg:y="11.423cm"><text:p><text:span text:style-name="T1">HOME</text:span></text:p><draw:enhanced-geometry draw:type="0"/></draw:custom-shape></draw:g></draw:g><draw:g text:anchor-type="char" draw:z-index="5" draw:style-name="gr2"><draw:rect draw:style-name="gr5" draw:text-style-name="P5" svg:width="5.716cm" svg:height="0.953cm" svg:x="4.54cm" svg:y="2.734cm" draw:corner-radius="0.079cm"><text:p/></draw:rect><draw:custom-shape draw:style-name="gr4" draw:text-style-name="P5" svg:width="4.559cm" svg:height="0.731cm" svg:x="4.85cm" svg:y="2.871cm"><text:p text:style-name="P7">Campo para inserir a data</text:p><draw:enhanced-geometry draw:type="0"/></draw:custom-shape><draw:custom-shape draw:style-name="gr4" draw:text-style-name="P5" svg:width="1.348cm" svg:height="0.731cm" svg:x="6.456cm" svg:y="1.993cm"><text:p text:style-name="P7">Data:</text:p><draw:enhanced-geometry draw:type="0"/></draw:custom-shape></draw:g></text:p>
      <text:p text:style-name="Standard"/>
      <text:p text:style-name="Standard"/>
      <text:p text:style-name="Standard"/>
      <text:p text:style-name="Standard"><draw:g text:anchor-type="char" draw:z-index="6" draw:style-name="gr2"><draw:rect draw:style-name="gr5" draw:text-style-name="P5" svg:width="5.716cm" svg:height="0.953cm" svg:x="4.54cm" svg:y="0.944cm" draw:corner-radius="0.079cm"><text:p/></draw:rect><draw:custom-shape draw:style-name="gr4" draw:text-style-name="P5" svg:width="4.998cm" svg:height="0.558cm" svg:x="4.632cm" svg:y="1.108cm"><text:p text:style-name="P7"><text:span text:style-name="T2">Campo para inserir a numeração do medidor</text:span></text:p><draw:enhanced-geometry draw:type="0"/></draw:custom-shape><draw:custom-shape draw:style-name="gr4" draw:text-style-name="P5" svg:width="2.102cm" svg:height="0.731cm" svg:x="6.08cm" svg:y="0.203cm"><text:p text:style-name="P7">Consumo:</text:p><draw:enhanced-geometry draw:type="0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char" draw:z-index="7" draw:style-name="gr2"><draw:g draw:style-name="gr6"><draw:g draw:style-name="gr6"><draw:rect draw:style-name="gr3" draw:text-style-name="P6" svg:width="7.488cm" svg:height="11.724cm" svg:x="3.821cm" svg:y="0.093cm"><text:p/></draw:rect><draw:custom-shape draw:style-name="gr4" draw:text-style-name="P5" svg:width="5.352cm" svg:height="0.731cm" svg:x="4.613cm" svg:y="11.862cm"><text:p text:style-name="P7">Tela 3 <text:s/>- Maior Consumo Diário</text:p><draw:enhanced-geometry draw:type="0"/></draw:custom-shape></draw:g><draw:custom-shape draw:style-name="gr4" draw:text-style-name="P5" svg:width="4.442cm" svg:height="0.731cm" svg:x="5.082cm" svg:y="0.352cm"><text:p text:style-name="P7">Dia Com Maior Consumo</text:p><draw:enhanced-geometry draw:type="0"/></draw:custom-shape></draw:g><draw:g draw:style-name="gr6"><draw:rect draw:style-name="gr5" draw:text-style-name="P5" svg:width="1.959cm" svg:height="0.9cm" svg:x="6.578cm" svg:y="10.544cm" draw:corner-radius="0.076cm"><text:p/></draw:rect><draw:custom-shape draw:style-name="gr7" draw:text-style-name="P8" svg:width="1.44cm" svg:height="0.593cm" svg:x="6.596cm" svg:y="10.655cm"><text:p><text:span text:style-name="T1">HOME</text:span></text:p><draw:enhanced-geometry draw:type="0"/></draw:custom-shape></draw:g></draw:g><draw:g text:anchor-type="char" draw:z-index="8" draw:style-name="gr2"><draw:rect draw:style-name="gr5" draw:text-style-name="P5" svg:width="5.716cm" svg:height="0.953cm" svg:x="4.646cm" svg:y="1.967cm" draw:corner-radius="0.079cm"><text:p/></draw:rect><draw:custom-shape draw:style-name="gr4" draw:text-style-name="P5" svg:width="2.56cm" svg:height="0.731cm" svg:x="5.957cm" svg:y="2.104cm"><text:p text:style-name="P7">Mostrar data</text:p><draw:enhanced-geometry draw:type="0"/></draw:custom-shape><draw:custom-shape draw:style-name="gr4" draw:text-style-name="P5" svg:width="1.348cm" svg:height="0.731cm" svg:x="6.562cm" svg:y="1.226cm"><text:p text:style-name="P7">Data:</text:p><draw:enhanced-geometry draw:type="0"/></draw:custom-shape></draw:g><draw:g text:anchor-type="char" draw:z-index="9" draw:style-name="gr2"><draw:rect draw:style-name="gr5" draw:text-style-name="P5" svg:width="5.716cm" svg:height="0.953cm" svg:x="4.646cm" svg:y="3.792cm" draw:corner-radius="0.079cm"><text:p/></draw:rect><draw:custom-shape draw:style-name="gr4" draw:text-style-name="P5" svg:width="4.137cm" svg:height="0.731cm" svg:x="5.168cm" svg:y="3.93cm"><text:p text:style-name="P7">Mostrar dia da semana</text:p><draw:enhanced-geometry draw:type="0"/></draw:custom-shape><draw:custom-shape draw:style-name="gr4" draw:text-style-name="P5" svg:width="2.952cm" svg:height="0.731cm" svg:x="5.761cm" svg:y="3.03cm"><text:p text:style-name="P7">Dia da Semana:</text:p><draw:enhanced-geometry draw:type="0"/></draw:custom-shape></draw:g><draw:g text:anchor-type="char" draw:z-index="10" draw:style-name="gr2"><draw:rect draw:style-name="gr5" draw:text-style-name="P5" svg:width="5.716cm" svg:height="0.953cm" svg:x="4.646cm" svg:y="5.592cm" draw:corner-radius="0.079cm"><text:p/></draw:rect><draw:custom-shape draw:style-name="gr4" draw:text-style-name="P5" svg:width="3.303cm" svg:height="0.731cm" svg:x="5.584cm" svg:y="5.756cm"><text:p text:style-name="P7">Mostrar consumo</text:p><draw:enhanced-geometry draw:type="0"/></draw:custom-shape><draw:custom-shape draw:style-name="gr4" draw:text-style-name="P5" svg:width="2.102cm" svg:height="0.731cm" svg:x="6.186cm" svg:y="4.851cm"><text:p text:style-name="P7">Consumo:</text:p><draw:enhanced-geometry draw:type="0"/></draw:custom-shape></draw:g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char" draw:z-index="11" draw:style-name="gr2"><draw:g draw:style-name="gr6"><draw:g draw:style-name="gr6"><draw:rect draw:style-name="gr3" draw:text-style-name="P6" svg:width="7.488cm" svg:height="11.724cm" svg:x="3.821cm" svg:y="0.386cm"><text:p/></draw:rect><draw:custom-shape draw:style-name="gr4" draw:text-style-name="P5" svg:width="5.668cm" svg:height="0.731cm" svg:x="4.456cm" svg:y="12.155cm"><text:p text:style-name="P7">Tela 4 - Maior Consumo Semanal</text:p><draw:enhanced-geometry draw:type="0"/></draw:custom-shape></draw:g><draw:custom-shape draw:style-name="gr4" draw:text-style-name="P5" svg:width="5.187cm" svg:height="0.731cm" svg:x="4.71cm" svg:y="0.645cm"><text:p text:style-name="P7">Semana Com Maior Consumo</text:p><draw:enhanced-geometry draw:type="0"/></draw:custom-shape></draw:g><draw:g draw:style-name="gr6"><draw:rect draw:style-name="gr5" draw:text-style-name="P5" svg:width="1.959cm" svg:height="0.9cm" svg:x="6.606cm" svg:y="10.832cm" draw:corner-radius="0.076cm"><text:p/></draw:rect><draw:custom-shape draw:style-name="gr7" draw:text-style-name="P8" svg:width="1.44cm" svg:height="0.593cm" svg:x="6.622cm" svg:y="10.943cm"><text:p><text:span text:style-name="T1">HOME</text:span></text:p><draw:enhanced-geometry draw:type="0"/></draw:custom-shape></draw:g></draw:g><draw:g text:anchor-type="char" draw:z-index="12" draw:style-name="gr2"><draw:rect draw:style-name="gr5" draw:text-style-name="P5" svg:width="5.716cm" svg:height="0.953cm" svg:x="4.673cm" svg:y="2.26cm" draw:corner-radius="0.079cm"><text:p/></draw:rect><draw:custom-shape draw:style-name="gr4" draw:text-style-name="P5" svg:width="3.557cm" svg:height="0.731cm" svg:x="5.486cm" svg:y="2.397cm"><text:p text:style-name="P7">Mostrar data inicial</text:p><draw:enhanced-geometry draw:type="0"/></draw:custom-shape><draw:custom-shape draw:style-name="gr4" draw:text-style-name="P5" svg:width="2.356cm" svg:height="0.731cm" svg:x="6.088cm" svg:y="1.519cm"><text:p text:style-name="P7">Data Inicial:</text:p><draw:enhanced-geometry draw:type="0"/></draw:custom-shape></draw:g><draw:g text:anchor-type="char" draw:z-index="13" draw:style-name="gr2"><draw:rect draw:style-name="gr5" draw:text-style-name="P5" svg:width="5.716cm" svg:height="0.953cm" svg:x="4.673cm" svg:y="4.054cm" draw:corner-radius="0.079cm"><text:p/></draw:rect><draw:custom-shape draw:style-name="gr4" draw:text-style-name="P5" svg:width="3.331cm" svg:height="0.731cm" svg:x="5.597cm" svg:y="4.191cm"><text:p text:style-name="P7">Mostrar data final</text:p><draw:enhanced-geometry draw:type="0"/></draw:custom-shape><draw:custom-shape draw:style-name="gr4" draw:text-style-name="P5" svg:width="2.183cm" svg:height="0.731cm" svg:x="6.172cm" svg:y="3.313cm"><text:p text:style-name="P7">Data Final:</text:p><draw:enhanced-geometry draw:type="0"/></draw:custom-shape></draw:g><draw:g text:anchor-type="char" draw:z-index="14" draw:style-name="gr2"><draw:rect draw:style-name="gr5" draw:text-style-name="P5" svg:width="5.716cm" svg:height="0.953cm" svg:x="4.673cm" svg:y="5.858cm" draw:corner-radius="0.079cm"><text:p/></draw:rect><draw:custom-shape draw:style-name="gr4" draw:text-style-name="P5" svg:width="3.303cm" svg:height="0.731cm" svg:x="5.611cm" svg:y="6.022cm"><text:p text:style-name="P7">Mostrar consumo</text:p><draw:enhanced-geometry draw:type="0"/></draw:custom-shape><draw:custom-shape draw:style-name="gr4" draw:text-style-name="P5" svg:width="2.102cm" svg:height="0.731cm" svg:x="6.213cm" svg:y="5.117cm"><text:p text:style-name="P7">Consumo:</text:p><draw:enhanced-geometry draw:type="0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char" draw:z-index="15" draw:style-name="gr2"><draw:rect draw:style-name="gr5" draw:text-style-name="P5" svg:width="5.716cm" svg:height="0.953cm" svg:x="4.255cm" svg:y="1.591cm" draw:corner-radius="0.079cm"><text:p/></draw:rect><draw:custom-shape draw:style-name="gr4" draw:text-style-name="P5" svg:width="2.518cm" svg:height="0.731cm" svg:x="5.587cm" svg:y="1.728cm"><text:p text:style-name="P7">Mostrar mês</text:p><draw:enhanced-geometry draw:type="0"/></draw:custom-shape><draw:custom-shape draw:style-name="gr4" draw:text-style-name="P5" svg:width="1.292cm" svg:height="0.731cm" svg:x="6.199cm" svg:y="0.85cm"><text:p text:style-name="P7">Mês:</text:p><draw:enhanced-geometry draw:type="0"/></draw:custom-shape></draw:g><draw:g text:anchor-type="char" draw:z-index="16" draw:style-name="gr2"><draw:rect draw:style-name="gr5" draw:text-style-name="P5" svg:width="5.716cm" svg:height="0.953cm" svg:x="4.255cm" svg:y="3.396cm" draw:corner-radius="0.079cm"><text:p/></draw:rect><draw:custom-shape draw:style-name="gr4" draw:text-style-name="P5" svg:width="3.303cm" svg:height="0.731cm" svg:x="5.193cm" svg:y="3.56cm"><text:p text:style-name="P7">Mostrar consumo</text:p><draw:enhanced-geometry draw:type="0"/></draw:custom-shape><draw:custom-shape draw:style-name="gr4" draw:text-style-name="P5" svg:width="2.102cm" svg:height="0.731cm" svg:x="5.795cm" svg:y="2.655cm"><text:p text:style-name="P7">Consumo:</text:p><draw:enhanced-geometry draw:type="0"/></draw:custom-shape></draw:g><draw:g text:anchor-type="char" draw:z-index="17" draw:style-name="gr8"><draw:g draw:style-name="gr6"><draw:g draw:style-name="gr6"><draw:rect draw:style-name="gr3" draw:text-style-name="P6" svg:width="7.488cm" svg:height="11.724cm" svg:x="3.429cm" svg:y="-0.245cm"><text:p/></draw:rect><draw:custom-shape draw:style-name="gr4" draw:text-style-name="P5" svg:width="5.478cm" svg:height="0.731cm" svg:x="4.159cm" svg:y="11.522cm"><text:p text:style-name="P7">Tela 5 - Maior Consumo Mensal</text:p><draw:enhanced-geometry draw:type="0"/></draw:custom-shape></draw:g><draw:custom-shape draw:style-name="gr4" draw:text-style-name="P5" svg:width="4.606cm" svg:height="0.731cm" svg:x="4.609cm" svg:y="0.011cm"><text:p text:style-name="P7">Mês Com Maior Consumo</text:p><draw:enhanced-geometry draw:type="0"/></draw:custom-shape></draw:g><draw:g draw:style-name="gr6"><draw:rect draw:style-name="gr5" draw:text-style-name="P5" svg:width="1.959cm" svg:height="0.9cm" svg:x="6.212cm" svg:y="10.197cm" draw:corner-radius="0.076cm"><text:p/></draw:rect><draw:custom-shape draw:style-name="gr7" draw:text-style-name="P8" svg:width="1.44cm" svg:height="0.593cm" svg:x="6.23cm" svg:y="10.308cm"><text:p><text:span text:style-name="T1">HOME</text:span></text:p><draw:enhanced-geometry draw:type="0"/></draw:custom-shape></draw:g></draw:g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char" draw:z-index="18" draw:style-name="gr2"><draw:rect draw:style-name="gr5" draw:text-style-name="P5" svg:width="5.716cm" svg:height="0.953cm" svg:x="4.387cm" svg:y="1.921cm" draw:corner-radius="0.079cm"><text:p/></draw:rect><draw:custom-shape draw:style-name="gr4" draw:text-style-name="P5" svg:width="3.557cm" svg:height="0.731cm" svg:x="5.198cm" svg:y="2.058cm"><text:p text:style-name="P7">Mostrar data inicial</text:p><draw:enhanced-geometry draw:type="0"/></draw:custom-shape><draw:custom-shape draw:style-name="gr4" draw:text-style-name="P5" svg:width="2.356cm" svg:height="0.731cm" svg:x="5.8cm" svg:y="1.18cm"><text:p text:style-name="P7">Data Inicial:</text:p><draw:enhanced-geometry draw:type="0"/></draw:custom-shape></draw:g><draw:g text:anchor-type="char" draw:z-index="19" draw:style-name="gr2"><draw:g draw:style-name="gr6"><draw:g draw:style-name="gr6"><draw:rect draw:style-name="gr3" draw:text-style-name="P6" svg:width="7.488cm" svg:height="11.724cm" svg:x="3.429cm" svg:y="0.069cm"><text:p/></draw:rect><draw:custom-shape draw:style-name="gr4" draw:text-style-name="P5" svg:width="4.31cm" svg:height="0.731cm" svg:x="4.743cm" svg:y="11.838cm"><text:p text:style-name="P7">Tela 6 - Consumo Médio</text:p><draw:enhanced-geometry draw:type="0"/></draw:custom-shape></draw:g><draw:custom-shape draw:style-name="gr4" draw:text-style-name="P5" svg:width="3.109cm" svg:height="0.731cm" svg:x="5.357cm" svg:y="0.328cm"><text:p text:style-name="P7">Consumo Médio</text:p><draw:enhanced-geometry draw:type="0"/></draw:custom-shape></draw:g><draw:g draw:style-name="gr6"><draw:rect draw:style-name="gr5" draw:text-style-name="P5" svg:width="1.959cm" svg:height="0.9cm" svg:x="6.212cm" svg:y="10.515cm" draw:corner-radius="0.076cm"><text:p/></draw:rect><draw:custom-shape draw:style-name="gr7" draw:text-style-name="P8" svg:width="1.44cm" svg:height="0.593cm" svg:x="6.23cm" svg:y="10.626cm"><text:p><text:span text:style-name="T1">HOME</text:span></text:p><draw:enhanced-geometry draw:type="0"/></draw:custom-shape></draw:g></draw:g><draw:g text:anchor-type="char" draw:z-index="20" draw:style-name="gr2"><draw:rect draw:style-name="gr5" draw:text-style-name="P5" svg:width="5.716cm" svg:height="0.953cm" svg:x="4.387cm" svg:y="3.715cm" draw:corner-radius="0.079cm"><text:p/></draw:rect><draw:custom-shape draw:style-name="gr4" draw:text-style-name="P5" svg:width="3.331cm" svg:height="0.731cm" svg:x="5.311cm" svg:y="3.852cm"><text:p text:style-name="P7">Mostrar data final</text:p><draw:enhanced-geometry draw:type="0"/></draw:custom-shape><draw:custom-shape draw:style-name="gr4" draw:text-style-name="P5" svg:width="2.183cm" svg:height="0.731cm" svg:x="5.886cm" svg:y="2.974cm"><text:p text:style-name="P7">Data Final:</text:p><draw:enhanced-geometry draw:type="0"/></draw:custom-shape></draw:g><draw:g text:anchor-type="char" draw:z-index="21" draw:style-name="gr2"><draw:rect draw:style-name="gr5" draw:text-style-name="P5" svg:width="5.716cm" svg:height="0.953cm" svg:x="4.387cm" svg:y="5.519cm" draw:corner-radius="0.079cm"><text:p/></draw:rect><draw:custom-shape draw:style-name="gr4" draw:text-style-name="P5" svg:width="3.303cm" svg:height="0.731cm" svg:x="5.325cm" svg:y="5.683cm"><text:p text:style-name="P7">Mostrar consumo</text:p><draw:enhanced-geometry draw:type="0"/></draw:custom-shape><draw:custom-shape draw:style-name="gr4" draw:text-style-name="P5" svg:width="3.213cm" svg:height="0.731cm" svg:x="5.371cm" svg:y="4.778cm"><text:p text:style-name="P7">Consumo Médio:</text:p><draw:enhanced-geometry draw:type="0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Criar uma tela (Table View) onde serão listados os dias de determinado mês.</text:p>
      <text:p text:style-name="P1">O mês a ser listado será selecionado em outra tela (Table View) onde ao clicar no mês a tela de listagem é cham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vily</meta:initial-creator>
    <meta:editing-cycles>38</meta:editing-cycles>
    <meta:creation-date>2015-12-05T14:13:00</meta:creation-date>
    <dc:date>2018-05-19T16:14:36.422050000</dc:date>
    <meta:editing-duration>PT5H19M59S</meta:editing-duration>
    <meta:generator>LibreOffice/5.2.4.2$MacOSX_X86_64 LibreOffice_project/3d5603e1122f0f102b62521720ab13a38a4e0eb0</meta:generator>
    <meta:document-statistic meta:table-count="0" meta:image-count="0" meta:object-count="0" meta:page-count="4" meta:paragraph-count="4" meta:word-count="41" meta:character-count="221" meta:non-whitespace-character-count="1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